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dgetEventMulticaster.add( ValueChangedListener a , ValueChangedListen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EventMulticaster.addInternal( EventListener a , EventListener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idgetEventMulticaster.remove( ActionListener l , ActionListener ol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EventMulticaster.valueChanged( ValueChanged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dgetEventMulticaster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dgetEventMulticaster.phaseEnded( ProcessingPha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dgetEventMulticaster.add( ProcessingPhaseListener a , ProcessingPhaseListen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EventMulticaster.add( ActionListener a , ActionListen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EventMulticaster.WidgetEventMulticaster( EventListener a , EventListen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EventMulticaster.remove( ValueChangedListener l , ValueChangedListener ol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EventMulticaster.remove( ProcessingPhaseListener l , ProcessingPhaseListener ol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